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307cm"/>
    </style:style>
    <style:style style:name="co4" style:family="table-column">
      <style:table-column-properties fo:break-before="auto" style:column-width="2.0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8.691cm" svg:height="9.772cm" svg:x="10.25cm" svg:y="1.455cm">
            <draw:object draw:notify-on-update-of-ranges="Foglio1.B4:Foglio1.B4 Foglio1.B5:Foglio1.B26 Foglio1.D4:Foglio1.D4 Foglio1.D5:Foglio1.D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 table:number-rows-repeated="3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Quantità DVD</text:p>
          </table:table-cell>
          <table:table-cell table:style-name="ce1" office:value-type="string" calcext:value-type="string">
            <text:p>Prezzo unitario (€)</text:p>
          </table:table-cell>
          <table:table-cell table:style-name="ce1" office:value-type="string" calcext:value-type="string">
            <text:p>Ricavo (€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formula="of:=[.B5]*[.C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formula="of:=[.B6]*[.C6]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table:formula="of:=[.B7]*[.C7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 table:formula="of:=[.B8]*[.C8]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,2</text:p>
          </table:table-cell>
          <table:table-cell table:formula="of:=[.B9]*[.C9]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,2</text:p>
          </table:table-cell>
          <table:table-cell table:formula="of:=[.B10]*[.C10]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,2</text:p>
          </table:table-cell>
          <table:table-cell table:formula="of:=[.B11]*[.C11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.2" calcext:value-type="float">
            <text:p>1,2</text:p>
          </table:table-cell>
          <table:table-cell table:formula="of:=[.B12]*[.C12]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.2" calcext:value-type="float">
            <text:p>1,2</text:p>
          </table:table-cell>
          <table:table-cell table:formula="of:=[.B13]*[.C13]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,2</text:p>
          </table:table-cell>
          <table:table-cell table:formula="of:=[.B14]*[.C14]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.2" calcext:value-type="float">
            <text:p>1,2</text:p>
          </table:table-cell>
          <table:table-cell table:formula="of:=[.B15]*[.C15]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B17]*[.C17]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B19]*[.C19]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[.B20]*[.C20]"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1]*[.C21]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B22]*[.C22]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4]*[.C24]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formula="of:=[.B25]*[.C25]" office:value-type="float" office:value="190" calcext:value-type="float">
            <text:p>190</text:p>
          </table:table-cell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Foglio1.B4:Foglio1.B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7T10:08:37.586000000</meta:creation-date>
    <dc:date>2023-10-07T10:49:54.405000000</dc:date>
    <meta:editing-duration>PT41M17S</meta:editing-duration>
    <meta:editing-cycles>1</meta:editing-cycles>
    <meta:document-statistic meta:table-count="1" meta:cell-count="66" meta:object-count="1"/>
    <meta:generator>LibreOffice/7.6.0.3$Windows_X86_64 LibreOffice_project/69edd8b8ebc41d00b4de3915dc82f8f0fc3b6265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692cm" svg:height="9.773cm" xlink:href=".." xlink:type="simple" chart:class="chart:scatter" chart:style-name="ch1">
        <chart:title svg:x="2.9cm" svg:y="0.331cm" chart:style-name="ch2">
          <text:p>Grafio Ricavo</text:p>
        </chart:title>
        <chart:plot-area chart:style-name="ch3" table:cell-range-address="Foglio1.B4:Foglio1.B26 Foglio1.D4:Foglio1.D26" chart:data-source-has-labels="row" svg:x="1.184cm" svg:y="1.305cm" svg:width="7.335cm" svg:height="7.292cm">
          <chart:coordinate-region svg:x="1.991cm" svg:y="1.504cm" svg:width="6.248cm" svg:height="6.446cm"/>
          <chart:axis chart:dimension="x" chart:name="primary-x" chart:style-name="ch4">
            <chart:title svg:x="3.894cm" svg:y="8.792cm" chart:style-name="ch5">
              <text:p>Quntità DVD</text:p>
            </chart:title>
          </chart:axis>
          <chart:axis chart:dimension="y" chart:name="primary-y" chart:style-name="ch6">
            <chart:title svg:x="0.451cm" svg:y="5.749cm" chart:style-name="ch7">
              <text:p>Ricavo (€)</text:p>
            </chart:title>
            <chart:grid chart:style-name="ch8" chart:class="major"/>
          </chart:axis>
          <chart:series chart:style-name="ch9" chart:values-cell-range-address="Foglio1.D5:Foglio1.D26" chart:label-cell-address="Foglio1.D4:Foglio1.D4" chart:class="chart:scatter">
            <chart:domain table:cell-range-address="Foglio1.B5:Foglio1.B26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Ricavo (€)</text:p>
                <draw:g>
                  <svg:desc>Foglio1.D4:Foglio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B5:Foglio1.B26</svg:desc>
                </draw:g>
              </table:table-cell>
              <table:table-cell office:value-type="float" office:value="0">
                <text:p>0</text:p>
                <draw:g>
                  <svg:desc>Foglio1.D5:Foglio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